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fo:font-weight="normal"/>
    </style:style>
    <style:style style:name="P6" style:family="paragraph" style:parent-style-name="Text_20_body">
      <style:text-properties fo:font-weight="normal" officeooo:paragraph-rsid="0017c75f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d127a149-7fff-48d3-0aa1-cf7d144f6383"/><text:span text:style-name="T4">pwd </text:span><text:span text:style-name="T2">Wo bin ich gerade?</text:span></text:p>
      <text:p text:style-name="P2"><text:span text:style-name="T3">cd</text:span><text:span text:style-name="T6"> </text:span><text:span text:style-name="T1">Change Directory, gehe in ein anderes Verzeichnis</text:span></text:p>
      <text:p text:style-name="P2"><text:span text:style-name="T3">cd / </text:span><text:span text:style-name="T1">Gehe zum Root Ordner</text:span></text:p>
      <text:p text:style-name="P2"><text:span text:style-name="T3">cd ~ (alt-gr +) </text:span><text:span text:style-name="T1">Gehe zum Home Ordner</text:span></text:p>
      <text:p text:style-name="P2"><text:span text:style-name="T3">cd .. </text:span><text:span text:style-name="T1">Gehe ein Verzeichnis in der Ordnerstruktur hoch</text:span></text:p>
      <text:p text:style-name="P2"><text:span text:style-name="T3">cd -</text:span><text:span text:style-name="T6"> </text:span><text:span text:style-name="T1">Gehe dahin zurück wo wir gerade waren</text:span></text:p>
      <text:p text:style-name="P2"><text:span text:style-name="T3">. </text:span><text:span text:style-name="T1">Jetziges Verzeichnis</text:span></text:p>
      <text:p text:style-name="Text_20_body"/>
      <text:p text:style-name="P2"><text:span text:style-name="T3">ls</text:span><text:span text:style-name="T6"> </text:span><text:span text:style-name="T1">Liste alle Dateien und Verzeichnisse in diesem ordner auf</text:span></text:p>
      <text:p text:style-name="P2"><text:span text:style-name="T3">ls -l </text:span><text:span text:style-name="T1">Liste alle (nicht versteckten) Dateien mit vielen Informationen auf</text:span></text:p>
      <text:p text:style-name="P2"><text:span text:style-name="T3">ls -a</text:span><text:span text:style-name="T6"> </text:span><text:span text:style-name="T1">Liste alle (auch versteckte) Dateien und Verzeichnisse auf.</text:span></text:p>
      <text:p text:style-name="P2"><text:span text:style-name="T3">ls -la</text:span><text:span text:style-name="T6"> </text:span><text:span text:style-name="T1">Liste alle (auch versteckte) Dateien mit ganz vielen Informationen auf</text:span></text:p>
      <text:p text:style-name="Text_20_body"/>
      <text:p text:style-name="P2"><text:span text:style-name="T3">touch &lt;dateiname&gt; </text:span><text:span text:style-name="T1">Erstelle eine neue Datei namens &lt;dateiname&gt;</text:span></text:p>
      <text:p text:style-name="P2"><text:span text:style-name="T3">mkdir &lt;ordnername&gt;</text:span><text:span text:style-name="T6"> </text:span><text:span text:style-name="T1">Erstelle einen neuen Ordner namens &lt;Ordnername&gt;</text:span></text:p>
      <text:p text:style-name="P2"><text:span text:style-name="T3">rm &lt;dateiname&gt; </text:span><text:span text:style-name="T1">Lösche eine Datei  (</text:span><text:span text:style-name="T3">-f </text:span><text:span text:style-name="T1">zwingt den Computer dazu)</text:span></text:p>
      <text:p text:style-name="P2"><text:span text:style-name="T3">rm -r &lt;ordnername&gt; </text:span><text:span text:style-name="T1">Lösche einen Ordner (</text:span><text:span text:style-name="T3">-f </text:span><text:span text:style-name="T1">zwingt den Computer dazu)</text:span></text:p>
      <text:p text:style-name="P2"><text:span text:style-name="T3">cp &lt;dateiname&gt; &lt;ordnername&gt; </text:span><text:span text:style-name="T1">Kopiere eine Datei in einen Ordner</text:span></text:p>
      <text:p text:style-name="P2"><text:span text:style-name="T3">mv &lt;dateiname&gt; &lt;verzeichnisname&gt; </text:span><text:span text:style-name="T1">Bewege die Datei in das Verzeichnis</text:span></text:p>
      <text:p text:style-name="P2"><text:span text:style-name="T3">mv &lt;dateiname&gt; &lt;anderer dateiname&gt;</text:span><text:span text:style-name="T6"> </text:span><text:span text:style-name="T1">Benenne die Datei um</text:span></text:p>
      <text:p text:style-name="P2"><text:span text:style-name="T3">*</text:span><text:span text:style-name="T6"> </text:span><text:span text:style-name="T1">Wildcard. Heißt soviel wie alle. Zum Beispiel *.jpg heißt alle .jpg Dateien in einem Ordner.</text:span></text:p>
      <text:p text:style-name="P2"><text:span text:style-name="T3">xdg-open &lt;dateiname&gt;</text:span><text:span text:style-name="T6"> </text:span><text:span text:style-name="T1">Öffne eine Datei oder einen Pfad mit dem dafür vorgesehenem Programm</text:span></text:p>
      <text:p text:style-name="P2"><text:span text:style-name="T3">less </text:span><text:span text:style-name="T1">Zeige mir den Inhalt einer Datei.</text:span></text:p>
      <text:p text:style-name="P2"><text:span text:style-name="T3">strg-c </text:span><text:span text:style-name="T1">Ich will hier raus</text:span></text:p>
      <text:p text:style-name="P2"><text:span text:style-name="T3">q</text:span><text:span text:style-name="T6"> </text:span><text:span text:style-name="T1">Ich will hier raus</text:span></text:p>
      <text:p text:style-name="Text_20_body"/>
      <text:p text:style-name="P2"><text:span text:style-name="T3">&lt;command&gt; --help</text:span><text:span text:style-name="T6"> </text:span><text:span text:style-name="T1">Gib mir die Hilfe für diesen &lt;command&gt;</text:span></text:p>
      <text:p text:style-name="P2"><text:span text:style-name="T3">man &lt;command&gt; </text:span><text:span text:style-name="T1">Zeig mir die Bedienungsanleitun für diesen &lt;command&gt;</text:span></text:p>
      <text:p text:style-name="Text_20_body"/>
      <text:p text:style-name="P2"><text:span text:style-name="T3">Nano &lt;dateiname&gt;</text:span><text:span text:style-name="T6"> </text:span><text:span text:style-name="T1">Öffne diese Datei in dem Nano Editor</text:span></text:p>
      <text:p text:style-name="P1"><text:line-break/></text:p>
      <text:p text:style-name="P3">Markdown</text:p>
      <text:p text:style-name="P4"># heading</text:p>
      <text:p text:style-name="P4">## secondary heading</text:p>
      <text:p text:style-name="P4">**bold**</text:p>
      <text:p text:style-name="P4">_italicized_</text:p>
      <text:p text:style-name="P4">* listenpunkt</text:p>
      <text:p text:style-name="P4"><text:soft-page-break/>&gt; block code</text:p>
      <text:p text:style-name="Text_20_body"/>
      <text:p text:style-name="P3">Ubuntu</text:p>
      <text:p text:style-name="P2"><text:span text:style-name="T3">sudo </text:span><text:span text:style-name="T1">Führe den Befehl mit den Rechten eines Superusers aus</text:span></text:p>
      <text:p text:style-name="P2"><text:span text:style-name="T3">sudo apt update</text:span><text:span text:style-name="T6"> </text:span><text:span text:style-name="T1">Besorg eine up to date Liste von aller Software die es für Ubuntu gibt </text:span></text:p>
      <text:p text:style-name="P2"><text:span text:style-name="T3">sudo apt search &lt;software name&gt;</text:span><text:span text:style-name="T6"> </text:span><text:span text:style-name="T1">Suche nach bestimmter Software</text:span></text:p>
      <text:p text:style-name="P2"><text:span text:style-name="T3">sudo apt install &lt;software name&gt; </text:span><text:span text:style-name="T1">Installiere ein Programm</text:span></text:p>
      <text:p text:style-name="P2"><text:span text:style-name="T3">which &lt;software name&gt; </text:span><text:span text:style-name="T1">Wo ist diese Software installiert?</text:span></text:p>
      <text:p text:style-name="P2"><text:span text:style-name="T3">sudo apt remove &lt;software name&gt;</text:span><text:span text:style-name="T6"> </text:span><text:span text:style-name="T1">Deinstalliere Software</text:span></text:p>
      <text:p text:style-name="P2"><text:span text:style-name="T3">sudo apt autoremove </text:span><text:span text:style-name="T1">Entferne unbenutzte Abhängigkeiten in deinem System</text:span></text:p>
      <text:p text:style-name="Text_20_body"/>
      <text:p text:style-name="P3">npm </text:p>
      <text:p text:style-name="P2"><text:span text:style-name="T3">npm install -g &lt;software name&gt;</text:span><text:span text:style-name="T6"> </text:span><text:span text:style-name="T1">Installiert Javascript Software. Global heißt das man diese Software von überall aus in dem Rechner benutzen kann. </text:span></text:p>
      <text:p text:style-name="Text_20_body"><text:span text:style-name="T3">npm uninstall -g &lt;software name&gt; </text:span><text:span text:style-name="T5">Deinstalliert Javascript Softw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9:08:20.700461451</meta:creation-date>
    <dc:date>2019-11-13T14:10:09.680073700</dc:date>
    <meta:editing-duration>PT59M3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341" meta:character-count="2160" meta:non-whitespace-character-count="1859"/>
  </office:meta>
</office:document-meta>
</file>